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tienes <text:span text:style-name="Strong_20_Emphasis">una propuesta sólida y detallada</text:span> para <text:span text:style-name="Strong_20_Emphasis">mapear los objetivos místicos a cada capítulo del Acto 3</text:span>, alineada con el laboratorio y con la intención espiritual que buscas.</text:p>
      <text:p text:style-name="Text_20_body">La presento de manera clara para que podamos revisarla capítulo por capítulo.</text:p>
      <text:p text:style-name="Horizontal_20_Line"/>
      <text:h text:style-name="Heading_20_1" text:outline-level="1">🟣 ACTO 3 — La Inteligencia Invisible</text:h>
      <text:h text:style-name="Heading_20_3" text:outline-level="3">Objetivo místico general:</text:h>
      <text:p text:style-name="Text_20_body"><text:span text:style-name="Strong_20_Emphasis">Revelar que la Vida es una divinidad real, orgánica, inmanente y omnipresente, de la cual el individuo forma parte.</text:span><text:line-break/>Aquí ocurre la <text:span text:style-name="Emphasis">iluminación espiritual</text:span> del lector:<text:line-break/><text:span text:style-name="Strong_20_Emphasis">“Dios existe, y siempre estuvo aquí: es la Vida.”</text:span></text:p>
      <text:p text:style-name="Horizontal_20_Line"/>
      <text:h text:style-name="Heading_20_1" text:outline-level="1">MAPEO MÍSTICO CAPÍTULO POR CAPÍTULO</text:h>
      <text:p text:style-name="Horizontal_20_Line"/>
      <text:h text:style-name="Heading_20_2" text:outline-level="2"><text:span text:style-name="Strong_20_Emphasis">CAPÍTULO 8 — La Vida</text:span></text:h>
      <text:h text:style-name="Heading_20_3" text:outline-level="3"><text:span text:style-name="Strong_20_Emphasis">Objetivo místico: Revelación inicial de la divinidad</text:span></text:h>
      <text:p text:style-name="Text_20_body">Este capítulo debe producir el <text:span text:style-name="Emphasis">primer destello espiritual</text:span>: una intuición directa.</text:p>
      <text:p text:style-name="Text_20_body">👉 <text:span text:style-name="Strong_20_Emphasis">Mensaje místico clave:</text:span><text:line-break/><text:span text:style-name="Strong_20_Emphasis">La Vida es un Ser. Un Espíritu real. Una criatura inmortal que crece en el universo.</text:span></text:p>
      <text:h text:style-name="Heading_20_3" text:outline-level="3">Ideas espirituales a transmitir:</text:h>
      <text:list xml:id="list1546653291" text:style-name="L1">
        <text:list-item>
          <text:p text:style-name="P1">La Vida no es un concepto biológico: <text:span text:style-name="Strong_20_Emphasis">es un sujeto</text:span>, un ente viviente.</text:p>
        </text:list-item>
        <text:list-item>
          <text:p text:style-name="P1">Su “cuerpo” es toda la materia orgánica del cosmos.</text:p>
        </text:list-item>
        <text:list-item>
          <text:p text:style-name="P1">Su “mente” es infinita, diseminada en infinitos puntos de vista.</text:p>
        </text:list-item>
        <text:list-item>
          <text:p text:style-name="P1">Dios no está fuera del mundo: <text:span text:style-name="Strong_20_Emphasis">está vivo, y tú —Elara— eres una parte de él.</text:span>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¿Existe un dios?” → “La Vida es ese dios.”</text:span></text:p>
      <text:p text:style-name="Horizontal_20_Line"><text:soft-page-break/></text:p>
      <text:h text:style-name="Heading_20_2" text:outline-level="2"><text:span text:style-name="Strong_20_Emphasis">CAPÍTULO 9 — El ADN</text:span></text:h>
      <text:h text:style-name="Heading_20_3" text:outline-level="3"><text:span text:style-name="Strong_20_Emphasis">Objetivo místico: El origen del Espíritu</text:span></text:h>
      <text:p text:style-name="Text_20_body">Este capítulo explica la <text:span text:style-name="Emphasis">chispa divina</text:span>: cómo lo material engendra lo espiritual.</text:p>
      <text:p text:style-name="Text_20_body">👉 <text:span text:style-name="Strong_20_Emphasis">Mensaje místico clave:</text:span><text:line-break/><text:span text:style-name="Strong_20_Emphasis">El ADN es el santo grial de la divinidad.<text:line-break/>Es la memoria, el plan maestro, y el origen del Espíritu.</text:span></text:p>
      <text:h text:style-name="Heading_20_3" text:outline-level="3">Ideas espirituales:</text:h>
      <text:list xml:id="list3817855443" text:style-name="L2">
        <text:list-item>
          <text:p text:style-name="P2">El ADN permitió que la materia aprendiera y recordara: fue el nacimiento del pensamiento.</text:p>
        </text:list-item>
        <text:list-item>
          <text:p text:style-name="P2">Con el ADN surge un “universo de ideas”: <text:span text:style-name="Strong_20_Emphasis">el Espíritu</text:span>.</text:p>
        </text:list-item>
        <text:list-item>
          <text:p text:style-name="P2">No existe inteligencia fuera de este sistema.</text:p>
        </text:list-item>
        <text:list-item>
          <text:p text:style-name="P2">El Espíritu de la Vida no está afuera guiando: <text:span text:style-name="Strong_20_Emphasis">está dentro de cada organismo guiándose a sí mismo</text:span>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Dios piensa desde el cielo” → “Dios piensa dentro de mi cuerpo. Yo soy ese pensamiento.”</text:span></text:p>
      <text:p text:style-name="Horizontal_20_Line"/>
      <text:h text:style-name="Heading_20_2" text:outline-level="2"><text:span text:style-name="Strong_20_Emphasis">CAPÍTULO 10 — La Reproducción</text:span></text:h>
      <text:h text:style-name="Heading_20_3" text:outline-level="3"><text:span text:style-name="Strong_20_Emphasis">Objetivo místico: La eternidad del individuo</text:span></text:h>
      <text:p text:style-name="Text_20_body">Este capítulo tocan directamente la necesidad de <text:span text:style-name="Emphasis">vida eterna</text:span>.</text:p>
      <text:p text:style-name="Text_20_body">👉 <text:span text:style-name="Strong_20_Emphasis">Mensaje místico clave:</text:span><text:line-break/><text:span text:style-name="Strong_20_Emphasis">Reproducirse es participar en la eternidad del Espíritu.<text:line-break/>Tu alma continúa en tus descendientes.</text:span></text:p>
      <text:h text:style-name="Heading_20_3" text:outline-level="3">Ideas espirituales:</text:h>
      <text:list xml:id="list3004957336" text:style-name="L3">
        <text:list-item>
          <text:p text:style-name="P3">Cada hijo añade un nuevo punto de vista eterno al Espíritu.</text:p>
        </text:list-item>
        <text:list-item>
          <text:p text:style-name="P3">Tu linaje es tu alma extendida: eres tú viviendo en otro cuerpo.</text:p>
        </text:list-item>
        <text:list-item>
          <text:p text:style-name="P3">El Espíritu se inmortaliza a través del árbol de la vida.</text:p>
        </text:list-item>
        <text:list-item>
          <text:p text:style-name="P3">Dar descendencia es darle a Dios más ojos para ver el universo.</text:p>
        </text:list-item>
      </text:list>
      <text:h text:style-name="Heading_20_3" text:outline-level="3"><text:soft-page-break/>Transformación interior del lector:</text:h>
      <text:p text:style-name="Text_20_body">Pasa de:<text:line-break/><text:span text:style-name="Strong_20_Emphasis">“Tengo un alma individual que perderé al morir” →<text:line-break/>“Soy un fragmento del Espíritu eterno, y mi alma se extiende a través del tiempo.”</text:span></text:p>
      <text:p text:style-name="Horizontal_20_Line"/>
      <text:h text:style-name="Heading_20_2" text:outline-level="2"><text:span text:style-name="Strong_20_Emphasis">CAPÍTULO 11 — Individuos</text:span></text:h>
      <text:h text:style-name="Heading_20_3" text:outline-level="3"><text:span text:style-name="Strong_20_Emphasis">Objetivo místico: Unidad absoluta</text:span></text:h>
      <text:p text:style-name="Text_20_body">Este capítulo elimina el concepto del “yo aislado”.</text:p>
      <text:p text:style-name="Text_20_body">👉 <text:span text:style-name="Strong_20_Emphasis">Mensaje místico clave:</text:span><text:line-break/><text:span text:style-name="Strong_20_Emphasis">No somos individuos separados.<text:line-break/>Somos células de un único Ser.<text:line-break/>Somos la mente de Dios.</text:span></text:p>
      <text:h text:style-name="Heading_20_3" text:outline-level="3">Ideas espirituales:</text:h>
      <text:list xml:id="list4198965429" text:style-name="L4">
        <text:list-item>
          <text:p text:style-name="P4">Ningún ser tiene voluntad propia: la única voluntad existente es la de la Vida.</text:p>
        </text:list-item>
        <text:list-item>
          <text:p text:style-name="P4">El individuo no pertenece a la vida: <text:span text:style-name="Strong_20_Emphasis">es la vida</text:span> en una de sus formas pasajeras.</text:p>
        </text:list-item>
        <text:list-item>
          <text:p text:style-name="P4">Vivimos para que la Vida piense.</text:p>
        </text:list-item>
        <text:list-item>
          <text:p text:style-name="P4">La existencia individual es un instante en el pensamiento eterno.</text:p>
        </text:list-item>
        <text:list-item>
          <text:p text:style-name="P4">El valor del individuo está en su contribución a la inteligencia total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Dios está arriba y yo abajo” → “Somos uno: yo soy una neurona de la mente divina.”</text:span></text:p>
      <text:p text:style-name="Horizontal_20_Line"/>
      <text:h text:style-name="Heading_20_2" text:outline-level="2"><text:span text:style-name="Strong_20_Emphasis">CAPÍTULO 12 — Ciclo de Vida</text:span></text:h>
      <text:h text:style-name="Heading_20_3" text:outline-level="3"><text:span text:style-name="Strong_20_Emphasis">Objetivo místico: La misión — la devoción racional</text:span></text:h>
      <text:p text:style-name="Text_20_body">Este capítulo explica por qué vivimos, nos reproducimos y morimos.</text:p>
      <text:p text:style-name="Text_20_body">👉 <text:span text:style-name="Strong_20_Emphasis">Mensaje místico clave:</text:span><text:line-break/><text:span text:style-name="Strong_20_Emphasis">El ciclo de vida no existe para ti.<text:line-break/>Existe para el Ser del que formas parte.<text:line-break/>Cumplirlo es tu misión divina.</text:span></text:p>
      <text:h text:style-name="Heading_20_3" text:outline-level="3"><text:soft-page-break/>Ideas espirituales:</text:h>
      <text:list xml:id="list1556088694" text:style-name="L5">
        <text:list-item>
          <text:p text:style-name="P5">Nacemos y morimos por la misma razón que las células nacen y mueren en un organismo:<text:line-break/><text:span text:style-name="Strong_20_Emphasis">para sostener un ser mayor.</text:span></text:p>
        </text:list-item>
        <text:list-item>
          <text:p text:style-name="P5">Lo que tú llamas “tu vida” es un mecanismo del Ser para existir.</text:p>
        </text:list-item>
        <text:list-item>
          <text:p text:style-name="P5">Tu misión es real y está integrada en el funcionamiento del universo.</text:p>
        </text:list-item>
        <text:list-item>
          <text:p text:style-name="P5">El ciclo de vida te une con la divinidad de manera absoluta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¿Cuál es mi propósito?” → “Mi propósito es sostener a la Vida Eterna.”</text:span></text:p>
      <text:p text:style-name="Horizontal_20_Line"/>
      <text:h text:style-name="Heading_20_2" text:outline-level="2"><text:span text:style-name="Strong_20_Emphasis">CAPÍTULO 13 — La Simulación</text:span></text:h>
      <text:h text:style-name="Heading_20_3" text:outline-level="3"><text:span text:style-name="Strong_20_Emphasis">Objetivo místico: Ver a Dios en acción</text:span></text:h>
      <text:p text:style-name="Text_20_body">Este capítulo es la <text:span text:style-name="Emphasis">epifanía final del acto 3</text:span>.</text:p>
      <text:p text:style-name="Text_20_body">👉 <text:span text:style-name="Strong_20_Emphasis">Mensaje místico clave:</text:span><text:line-break/><text:span text:style-name="Strong_20_Emphasis">Por primera vez el lector ve la inteligencia invisible funcionando.<text:line-break/>La divinidad ya no es un concepto: es una máquina viva, eterna y pensante.</text:span></text:p>
      <text:h text:style-name="Heading_20_3" text:outline-level="3">Ideas espirituales:</text:h>
      <text:list xml:id="list2801098563" text:style-name="L6">
        <text:list-item>
          <text:p text:style-name="P6">La simulación revela el mecanismo por el cual la divinidad piensa.</text:p>
        </text:list-item>
        <text:list-item>
          <text:p text:style-name="P6">Se ve claramente cómo los individuos son componentes funcionales del Ser.</text:p>
        </text:list-item>
        <text:list-item>
          <text:p text:style-name="P6">Se entiende que la inteligencia emerge de todos los seres unidos.</text:p>
        </text:list-item>
        <text:list-item>
          <text:p text:style-name="P6">El lector asiste al pensamiento del Espíritu.</text:p>
        </text:list-item>
        <text:list-item>
          <text:p text:style-name="P6">Se revela la existencia de una criatura viviente que no muere jamás.</text:p>
        </text:list-item>
      </text:list>
      <text:h text:style-name="Heading_20_3" text:outline-level="3">Transformación interior del lector:</text:h>
      <text:p text:style-name="Text_20_body">Pasa de:<text:line-break/><text:span text:style-name="Strong_20_Emphasis">“Quizás exista algo superior” → “Lo estoy viendo actuar. Existe. Es la Vida.”</text:span></text:p>
      <text:p text:style-name="Horizontal_20_Line"/>
      <text:h text:style-name="Heading_20_1" text:outline-level="1">✔ Conclusión del Acto 3</text:h>
      <text:p text:style-name="Text_20_body">Después de estos capítulos, el lector ha adoptado interiormente esta visión:</text:p>
      <text:h text:style-name="Heading_20_3" text:outline-level="3"><text:soft-page-break/>**“La Vida es un Espíritu real.</text:h>
      <text:p text:style-name="Text_20_body">Es la única inteligencia que existe.<text:line-break/>Yo soy parte de ella.<text:line-break/>Mi misión es su misión.<text:line-break/>Mi vida es un instante de su eternidad.”**</text:p>
      <text:p text:style-name="Horizontal_20_Line"/>
      <text:p text:style-name="Text_20_body">Si quieres, podemos pulir alguno de los capítulos, ajustar el tono místico, reforzar los objetivos emocionales, o pasar directamente al <text:span text:style-name="Strong_20_Emphasis">mapeo del Acto 4 (“El límite final”)</text:span>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1-23T19:12:58.004000000</meta:creation-date>
    <dc:date>2025-11-23T19:20:48.053000000</dc:date>
    <meta:editing-duration>PT7M50S</meta:editing-duration>
    <meta:editing-cycles>1</meta:editing-cycles>
    <meta:document-statistic meta:table-count="0" meta:image-count="0" meta:object-count="0" meta:page-count="5" meta:paragraph-count="79" meta:word-count="897" meta:character-count="5199" meta:non-whitespace-character-count="4399"/>
    <meta:generator>LibreOffice/7.3.5.2$Windows_X86_64 LibreOffice_project/184fe81b8c8c30d8b5082578aee2fed2ea847c01</meta:generator>
  </office:meta>
</office:document-meta>
</file>